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1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4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5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weight="bold"/>
    </style:style>
    <style:style style:name="T8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9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-e permite usar caracteres especiales como "/n"</text:h>
      <text:p text:style-name="P13">"NF{print $NF}" FS="/" </text:p>
      <text:p text:style-name="P13">NF escoges el ultimo campo, el delimitador predeterminado es espacio, que con FS lo cambias <text:s/>a /</text:p>
      <text:h text:style-name="P10" text:outline-level="1"/>
      <text:h text:style-name="P10" text:outline-level="1"/>
      <text:h text:style-name="P10" text:outline-level="1"/>
      <text:h text:style-name="P10" text:outline-level="1">Permisos especiales en Linux: Sticky Bit, SUID y SGID</text:h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8">sticky bit</text:span></text:span><text:span text:style-name="T4"> </text:span><text:span text:style-name="T1">se utiliza sobre directorios.</text:span><text:span text:style-name="T9"> </text:span><text:span text:style-name="T1">comúnmente es utilizado para «/tmp»</text:span><text:span text:style-name="T9"> </text:span></text:p>
      <text:p text:style-name="P3"/>
      <text:p text:style-name="P8">chmod 1775 test</text:p>
      <text:p text:style-name="P5">O bien</text:p>
      <text:list xml:id="list8880577019423509111" text:style-name="L1">
        <text:list-item>
          <text:p text:style-name="P15">chmod +t /test <text:span text:style-name="T6">#para activar sticky bit</text:span></text:p>
        </text:list-item>
        <text:list-item>
          <text:p text:style-name="P15">chmod -t /test <text:span text:style-name="T6">#para desactivar sticky bit</text:span></text:p>
        </text:list-item>
      </text:list>
      <text:p text:style-name="P3"/>
      <text:p text:style-name="P3"/>
      <text:h text:style-name="P9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6"/>
      <text:p text:style-name="P8"><text:span text:style-name="T7">[</text:span>david<text:span text:style-name="T7">@</text:span>servcentos <text:span text:style-name="T7">test]</text:span>$ <text:span text:style-name="T7">chmod</text:span> 4775 hello.sh</text:p>
      <text:p text:style-name="P3"/>
      <text:h text:style-name="P9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6"/>
      <text:p text:style-name="P8"><text:span text:style-name="T7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<text:soft-page-break/>$0 nombre del scrip</text:p>
      <text:p text:style-name="P3"/>
      <text:p text:style-name="P3">Ejemplo: para.sh pepe juan manolo</text:p>
      <text:p text:style-name="P3"/>
      <text:p text:style-name="P3">IF</text:p>
      <text:p text:style-name="P4"/>
      <text:p text:style-name="P11">if["codicion"];then</text:p>
      <text:p text:style-name="P12">"comandos"</text:p>
      <text:p text:style-name="P11"><text:span text:style-name="T10">[elif</text:span><text:span text:style-name="T10">"condicion"</text:span><text:span text:style-name="T10">then</text:span></text:p>
      <text:p text:style-name="P12">"comandos"]</text:p>
      <text:p text:style-name="P12">[else</text:p>
      <text:p text:style-name="P12">"comandos"]</text:p>
      <text:p text:style-name="P12"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  <text:p text:style-name="P4"/>
      <text:p text:style-name="P4">FIND</text:p>
      <text:p text:style-name="P4"/>
      <text:p text:style-name="P4"><text:soft-page-break/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  <text:p text:style-name="P4"/>
      <text:p text:style-name="P4"/>
      <text:p text:style-name="P4">REDIRECCIONAMIENTO</text:p>
      <text:p text:style-name="P4">0: entrada estandar (normalmente teclado)</text:p>
      <text:p text:style-name="P4">1: salida estandar (normalmente consola)</text:p>
      <text:p text:style-name="P4">2: salida error</text:p>
      <text:p text:style-name="P4"/>
      <text:p text:style-name="P4">ls -l &gt;fichero.txt guarda la saida de ls -l en el fichero, si no existe lo crea y si existe lo sobresescribe</text:p>
      <text:p text:style-name="P4">ls -l &gt;&gt;fichero.txt, es igual que antes pero de existir el archivo, no lo sibresescribe, sino que sigue escribiendo justo debajo.</text:p>
      <text:p text:style-name="P4">Ls -l 2&gt;fichero.txt guarda el error</text:p>
      <text:p text:style-name="P4"/>
      <text:p text:style-name="P4">TUBERIAS</text:p>
      <text:p text:style-name="P4">Permite la salida de un comando a otro</text:p>
      <text:p text:style-name="P4">comando | comando</text:p>
      <text:p text:style-name="P4"><text:s/>EJEMPLO: rpm -qa | grep "glibc"</text:p>
      <text:p text:style-name="P4">esto busca los paquetes instalados y te los filtra por los que se llamen gli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3M2S</meta:editing-duration>
    <meta:editing-cycles>18</meta:editing-cycles>
    <meta:generator>OpenOffice/4.1.14$Win32 OpenOffice.org_project/4114m1$Build-9811</meta:generator>
    <dc:date>2024-04-13T12:10:18.28</dc:date>
    <dc:creator>Daniel Ojeda Martel</dc:creator>
    <meta:document-statistic meta:table-count="0" meta:image-count="0" meta:object-count="0" meta:page-count="3" meta:paragraph-count="87" meta:word-count="640" meta:character-count="3684"/>
    <meta:user-defined meta:name="Info 1"/>
    <meta:user-defined meta:name="Info 2"/>
    <meta:user-defined meta:name="Info 3"/>
    <meta:user-defined meta:name="Info 4"/>
  </office:meta>
</office:document-meta>
</file>